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2e3" officeooo:paragraph-rsid="000602e3"/>
    </style:style>
    <style:style style:name="P2" style:family="paragraph" style:parent-style-name="Standard">
      <style:text-properties officeooo:rsid="0007c8ab" officeooo:paragraph-rsid="0007c8ab"/>
    </style:style>
    <style:style style:name="P3" style:family="paragraph" style:parent-style-name="Standard">
      <style:text-properties officeooo:rsid="000824ff" officeooo:paragraph-rsid="000824ff"/>
    </style:style>
    <style:style style:name="P4" style:family="paragraph" style:parent-style-name="Standard">
      <style:text-properties fo:font-weight="bold" officeooo:rsid="000824ff" officeooo:paragraph-rsid="000824f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notes </text:p>
      <text:p text:style-name="P1">Feb 7, 2019</text:p>
      <text:p text:style-name="P1"/>
      <text:p text:style-name="P4">Going into environment</text:p>
      <text:p text:style-name="P2">$ pry </text:p>
      <text:p text:style-name="P2"><text:tab/>ruby equivelant of node</text:p>
      <text:p text:style-name="P2"/>
      <text:p text:style-name="P4">string interpolation is #{}</text:p>
      <text:p text:style-name="P4"/>
      <text:p text:style-name="P3">[4] pry(main)&gt; name = "Dean"</text:p>
      <text:p text:style-name="P3">=&gt; "Dean"</text:p>
      <text:p text:style-name="P3">[5] pry(main)&gt; puts "hello #{name}"</text:p>
      <text:p text:style-name="P3">hello Dean</text:p>
      <text:p text:style-name="P3">=&gt; nil</text:p>
      <text:p text:style-name="P3"/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9:18:10.294755627</meta:creation-date>
    <dc:date>2019-02-07T18:12:00.729543772</dc:date>
    <meta:editing-duration>PT8H43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4" meta:character-count="189" meta:non-whitespace-character-count="163"/>
  </office:meta>
</office:document-meta>
</file>